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.751cm" style:auto-text-indent="false"/>
    </style:style>
    <style:style style:name="P2" style:family="paragraph" style:parent-style-name="Standard">
      <style:paragraph-properties fo:margin-left="0cm" fo:margin-right="0cm" fo:text-indent="0.751cm" style:auto-text-indent="false"/>
    </style:style>
    <style:style style:name="P3" style:family="paragraph" style:parent-style-name="Standard">
      <style:text-properties fo:color="#000000" loext:opacity="100%" style:font-name="Consolas" fo:font-size="9.5pt" style:font-size-asian="9.5pt"/>
    </style:style>
    <style:style style:name="P4" style:family="paragraph" style:parent-style-name="Standard">
      <style:paragraph-properties fo:margin-left="0cm" fo:margin-right="0cm" fo:text-align="center" style:justify-single-word="false" fo:text-indent="0.751cm" style:auto-text-indent="false"/>
      <style:text-properties fo:font-weight="bold" style:font-weight-asian="bold"/>
    </style:style>
    <style:style style:name="P5" style:family="paragraph" style:parent-style-name="Standard">
      <style:text-properties fo:color="#000000" loext:opacity="100%" style:font-name="Consolas" fo:font-size="9.5pt" style:font-size-asian="9.5pt"/>
    </style:style>
    <style:style style:name="P6" style:family="paragraph" style:parent-style-name="Standard">
      <style:paragraph-properties fo:margin-left="0cm" fo:margin-right="0cm" fo:text-indent="0.751cm" style:auto-text-indent="false"/>
      <style:text-properties fo:color="#000000" loext:opacity="100%" style:font-name="Consolas" fo:font-size="9.5pt" style:font-size-asian="9.5pt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language="en" fo:country="US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Consolas" fo:font-size="9.5pt" style:font-size-asian="9.5pt"/>
    </style:style>
    <style:style style:name="T4" style:family="text">
      <style:text-properties fo:color="#808080" loext:opacity="100%" style:font-name="Consolas" fo:font-size="9.5pt" style:font-size-asian="9.5pt"/>
    </style:style>
    <style:style style:name="T5" style:family="text">
      <style:text-properties fo:color="#808080" loext:opacity="100%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fo:color="#000000" loext:opacity="100%" style:font-name="Consolas" fo:font-size="9.5pt" style:font-size-asian="9.5pt"/>
    </style:style>
    <style:style style:name="T8" style:family="text">
      <style:text-properties fo:color="#6f008a" loext:opacity="100%"/>
    </style:style>
    <style:style style:name="T9" style:family="text">
      <style:text-properties fo:color="#6f008a" loext:opacity="100%" style:font-name="Consolas" fo:font-size="9.5pt" style:font-size-asian="9.5pt"/>
    </style:style>
    <style:style style:name="T10" style:family="text">
      <style:text-properties fo:color="#6f008a" loext:opacity="100%" style:font-name="Consolas" fo:font-size="9.5pt" style:font-size-asian="9.5pt"/>
    </style:style>
    <style:style style:name="T11" style:family="text">
      <style:text-properties fo:color="#6f008a" loext:opacity="100%"/>
    </style:style>
    <style:style style:name="T12" style:family="text">
      <style:text-properties fo:color="#a31515" loext:opacity="100%" style:font-name="Consolas" fo:font-size="9.5pt" style:font-size-asian="9.5pt"/>
    </style:style>
    <style:style style:name="T13" style:family="text">
      <style:text-properties fo:color="#a31515" loext:opacity="100%" style:font-name="Consolas" fo:font-size="9.5pt" style:font-size-asian="9.5pt"/>
    </style:style>
    <style:style style:name="T14" style:family="text">
      <style:text-properties fo:color="#0000ff" loext:opacity="100%" style:font-name="Consolas" fo:font-size="9.5pt" style:font-size-asian="9.5pt"/>
    </style:style>
    <style:style style:name="T15" style:family="text">
      <style:text-properties fo:color="#0000ff" loext:opacity="100%" style:font-name="Consolas" fo:font-size="9.5pt" style:font-size-asian="9.5pt"/>
    </style:style>
    <style:style style:name="T16" style:family="text">
      <style:text-properties fo:color="#2b91af" loext:opacity="100%" style:font-name="Consolas" fo:font-size="9.5pt" style:font-size-asian="9.5pt"/>
    </style:style>
    <style:style style:name="T17" style:family="text">
      <style:text-properties fo:color="#2b91af" loext:opacity="100%" style:font-name="Consolas" fo:font-size="9.5pt" style:font-size-asian="9.5pt"/>
    </style:style>
    <style:style style:name="T18" style:family="text">
      <style:text-properties fo:color="#008000" loext:opacity="100%" style:font-name="Consolas" fo:font-size="9.5pt" style:font-size-asian="9.5pt"/>
    </style:style>
    <style:style style:name="T19" style:family="text">
      <style:text-properties fo:color="#008000" loext:opacity="100%" style:font-name="Consolas" fo:font-size="9.5pt" style:font-size-asian="9.5pt"/>
    </style:style>
    <style:style style:name="T20" style:family="text">
      <style:text-properties fo:color="#008080" loext:opacity="100%" style:font-name="Consolas" fo:font-size="9.5pt" style:font-size-asian="9.5pt"/>
    </style:style>
    <style:style style:name="T21" style:family="text">
      <style:text-properties fo:color="#008080" loext:opacity="100%" style:font-name="Consolas" fo:font-size="9.5pt" style:font-size-asian="9.5pt"/>
    </style:style>
    <style:style style:name="T22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мостоятельная работа «Наследование»</text:p>
      <text:p text:style-name="P2"/>
      <text:p text:style-name="P1">Создать абстрактный класс <text:span text:style-name="T1">Worker</text:span> с полями, задающими фамилию работника, фамилии руководителя и подчиненных и виртуальными методами вывода списка обязанностей и списка подчиненных на экран. На его основе реализовать классы <text:span text:style-name="T1">Manager</text:span> (руководитель проекта), <text:span text:style-name="T1">Developer</text:span> (разработчик) и <text:span text:style-name="T1">Coder</text:span> (младший программист). Создать класс <text:span text:style-name="T1">Group</text:span> (группа), содержащий массив/параметризованную коллекцию объектов этих классов в динамической памяти. Предусмотреть возможность вывода всех объектов списка и выборки по фамилии с выводом всего дерева подчиненных. Написать демонстрационную программу, в которой будут использоваться все методы классов. </text:p>
      <text:p text:style-name="P6"><text:span text:style-name="T5">#define</text:span><text:span text:style-name="T22"> </text:span><text:span text:style-name="T11">_CRT_SECURE_NO_WARNINGS</text:span></text:p>
      <text:p text:style-name="Standard"><text:span text:style-name="T4">#include</text:span><text:span text:style-name="T13">&lt;Windows.h&gt;</text:span></text:p>
      <text:p text:style-name="Standard"><text:span text:style-name="T4">#include</text:span><text:span text:style-name="T7"> </text:span><text:span text:style-name="T13">&lt;iostream&gt;</text:span></text:p>
      <text:p text:style-name="Standard"><text:span text:style-name="T4">#include</text:span><text:span text:style-name="T13">&lt;conio.h&gt;</text:span></text:p>
      <text:p text:style-name="Standard"><text:span text:style-name="T4">#include</text:span><text:span text:style-name="T13">&lt;time.h&gt;</text:span></text:p>
      <text:p text:style-name="Standard"><text:span text:style-name="T4">#include</text:span><text:span text:style-name="T7"> </text:span><text:span text:style-name="T13">"Header.h"</text:span></text:p>
      <text:p text:style-name="Standard"><text:span text:style-name="T15">using</text:span><text:span text:style-name="T7"> </text:span><text:span text:style-name="T15">namespace</text:span><text:span text:style-name="T7"> std;</text:span></text:p>
      <text:p text:style-name="P7"/>
      <text:p text:style-name="Standard"><text:span text:style-name="T15">class</text:span><text:span text:style-name="T7"> </text:span><text:span text:style-name="T17">Worker</text:span></text:p>
      <text:p text:style-name="Standard"><text:span text:style-name="T7">{</text:span></text:p>
      <text:p text:style-name="Standard"><text:span text:style-name="T15">protected</text:span><text:span text:style-name="T7">:</text:span></text:p>
      <text:p text:style-name="Standard"><text:span text:style-name="T7"><text:tab/></text:span><text:span text:style-name="T15">char</text:span><text:span text:style-name="T7">* lastname;</text:span></text:p>
      <text:p text:style-name="Standard"><text:span text:style-name="T7"><text:tab/></text:span><text:span text:style-name="T15">char</text:span><text:span text:style-name="T7">* firstname;</text:span></text:p>
      <text:p text:style-name="Standard"><text:span text:style-name="T7"><text:tab/></text:span><text:span text:style-name="T15">char</text:span><text:span text:style-name="T7">* surname;</text:span></text:p>
      <text:p text:style-name="Standard"><text:span text:style-name="T7"><text:tab/></text:span><text:span text:style-name="T15">char</text:span><text:span text:style-name="T7">* boss;</text:span></text:p>
      <text:p text:style-name="Standard"><text:span text:style-name="T7"><text:tab/></text:span><text:span text:style-name="T15">char</text:span><text:span text:style-name="T7">* responsibilities;</text:span></text:p>
      <text:p text:style-name="Standard"><text:span text:style-name="T7"><text:tab/></text:span><text:span text:style-name="T17">List</text:span><text:span text:style-name="T7">&lt;</text:span><text:span text:style-name="T17">Worker</text:span><text:span text:style-name="T7">&gt; people;</text:span></text:p>
      <text:p text:style-name="Standard"><text:span text:style-name="T15">public</text:span><text:span text:style-name="T7">:</text:span></text:p>
      <text:p text:style-name="Standard"><text:span text:style-name="T7"><text:tab/>Worker()</text:span></text:p>
      <text:p text:style-name="Standard"><text:span text:style-name="T7"><text:tab/>{</text:span></text:p>
      <text:p text:style-name="Standard"><text:span text:style-name="T7"><text:tab/><text:tab/></text:span><text:span text:style-name="T19">/*cout &lt;&lt; "Worker constructor\n";*/</text:span></text:p>
      <text:p text:style-name="Standard"><text:span text:style-name="T7"><text:tab/><text:tab/>lastname = </text:span><text:span text:style-name="T10">NULL</text:span><text:span text:style-name="T7">;</text:span></text:p>
      <text:p text:style-name="Standard"><text:span text:style-name="T7"><text:tab/><text:tab/>firstname = </text:span><text:span text:style-name="T10">NULL</text:span><text:span text:style-name="T7">;</text:span></text:p>
      <text:p text:style-name="Standard"><text:span text:style-name="T7"><text:tab/><text:tab/>surname = </text:span><text:span text:style-name="T10">NULL</text:span><text:span text:style-name="T7">;</text:span></text:p>
      <text:p text:style-name="Standard"><text:span text:style-name="T7"><text:tab/><text:tab/>boss = </text:span><text:span text:style-name="T10">NULL</text:span><text:span text:style-name="T7">;</text:span></text:p>
      <text:p text:style-name="Standard"><text:span text:style-name="T7"><text:tab/><text:tab/>responsibilities = </text:span><text:span text:style-name="T10">NULL</text:span><text:span text:style-name="T7">;</text:span></text:p>
      <text:p text:style-name="P7"/>
      <text:p text:style-name="Standard"><text:span text:style-name="T7"><text:tab/>}</text:span></text:p>
      <text:p text:style-name="Standard"><text:span text:style-name="T7"><text:tab/>Worker(</text:span><text:span text:style-name="T15">const</text:span><text:span text:style-name="T7"> </text:span><text:span text:style-name="T15">char</text:span><text:span text:style-name="T7">* </text:span><text:span text:style-name="T4">la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fir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sur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boss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responsibilities</text:span><text:span text:style-name="T7">)</text:span></text:p>
      <text:p text:style-name="Standard"><text:span text:style-name="T7"><text:tab/>{</text:span></text:p>
      <text:p text:style-name="Standard"><text:soft-page-break/><text:span text:style-name="T7"><text:tab/><text:tab/>cout </text:span><text:span text:style-name="T21">&lt;&lt;</text:span><text:span text:style-name="T7"> </text:span><text:span text:style-name="T13">"Worker constructor\n"</text:span><text:span text:style-name="T7">;</text:span></text:p>
      <text:p text:style-name="Standard"><text:span text:style-name="T7"><text:tab/><text:tab/></text:span><text:span text:style-name="T15">this</text:span><text:span text:style-name="T7">-&gt;lastname = </text:span><text:span text:style-name="T15">new</text:span><text:span text:style-name="T7"> </text:span><text:span text:style-name="T15">char</text:span><text:span text:style-name="T7">[strlen(</text:span><text:span text:style-name="T4">lastname</text:span><text:span text:style-name="T7">) + 1];</text:span></text:p>
      <text:p text:style-name="Standard"><text:span text:style-name="T7"><text:tab/><text:tab/></text:span><text:span text:style-name="T15">this</text:span><text:span text:style-name="T7">-&gt;firstname = </text:span><text:span text:style-name="T15">new</text:span><text:span text:style-name="T7"> </text:span><text:span text:style-name="T15">char</text:span><text:span text:style-name="T7">[strlen(</text:span><text:span text:style-name="T4">firstname</text:span><text:span text:style-name="T7">) + 1];</text:span></text:p>
      <text:p text:style-name="Standard"><text:span text:style-name="T7"><text:tab/><text:tab/></text:span><text:span text:style-name="T15">this</text:span><text:span text:style-name="T7">-&gt;surname = </text:span><text:span text:style-name="T15">new</text:span><text:span text:style-name="T7"> </text:span><text:span text:style-name="T15">char</text:span><text:span text:style-name="T7">[strlen(</text:span><text:span text:style-name="T4">surname</text:span><text:span text:style-name="T7">) + 1];</text:span></text:p>
      <text:p text:style-name="Standard"><text:span text:style-name="T7"><text:tab/><text:tab/></text:span><text:span text:style-name="T15">this</text:span><text:span text:style-name="T7">-&gt;boss = </text:span><text:span text:style-name="T15">new</text:span><text:span text:style-name="T7"> </text:span><text:span text:style-name="T15">char</text:span><text:span text:style-name="T7">[strlen(</text:span><text:span text:style-name="T4">boss</text:span><text:span text:style-name="T7">) + 1];</text:span></text:p>
      <text:p text:style-name="Standard"><text:span text:style-name="T7"><text:tab/><text:tab/></text:span><text:span text:style-name="T15">this</text:span><text:span text:style-name="T7">-&gt;responsibilities = </text:span><text:span text:style-name="T15">new</text:span><text:span text:style-name="T7"> </text:span><text:span text:style-name="T15">char</text:span><text:span text:style-name="T7">[strlen(</text:span><text:span text:style-name="T4">responsibilities</text:span><text:span text:style-name="T7">) + 1];</text:span></text:p>
      <text:p text:style-name="Standard"><text:span text:style-name="T7"><text:tab/><text:tab/>strcpy(</text:span><text:span text:style-name="T15">this</text:span><text:span text:style-name="T7">-&gt;lastname, </text:span><text:span text:style-name="T4">lastname</text:span><text:span text:style-name="T7">);</text:span></text:p>
      <text:p text:style-name="Standard"><text:span text:style-name="T7"><text:tab/><text:tab/>strcpy(</text:span><text:span text:style-name="T15">this</text:span><text:span text:style-name="T7">-&gt;firstname, </text:span><text:span text:style-name="T4">firstname</text:span><text:span text:style-name="T7">);</text:span></text:p>
      <text:p text:style-name="Standard"><text:span text:style-name="T7"><text:tab/><text:tab/>strcpy(</text:span><text:span text:style-name="T15">this</text:span><text:span text:style-name="T7">-&gt;surname, </text:span><text:span text:style-name="T4">surname</text:span><text:span text:style-name="T7">);</text:span></text:p>
      <text:p text:style-name="Standard"><text:span text:style-name="T7"><text:tab/><text:tab/>strcpy(</text:span><text:span text:style-name="T15">this</text:span><text:span text:style-name="T7">-&gt;boss, </text:span><text:span text:style-name="T4">boss</text:span><text:span text:style-name="T7">);</text:span></text:p>
      <text:p text:style-name="Standard"><text:span text:style-name="T7"><text:tab/><text:tab/>strcpy(</text:span><text:span text:style-name="T15">this</text:span><text:span text:style-name="T7">-&gt;responsibilities, </text:span><text:span text:style-name="T4">responsibilities</text:span><text:span text:style-name="T7">);</text:span></text:p>
      <text:p text:style-name="Standard"><text:span text:style-name="T7"><text:tab/>}</text:span></text:p>
      <text:p text:style-name="Standard"><text:span text:style-name="T7"><text:tab/></text:span><text:span text:style-name="T15">char</text:span><text:span text:style-name="T7">* Get_Lastname()</text:span></text:p>
      <text:p text:style-name="Standard"><text:span text:style-name="T7"><text:tab/>{</text:span></text:p>
      <text:p text:style-name="Standard"><text:span text:style-name="T7"><text:tab/><text:tab/></text:span><text:span text:style-name="T15">return</text:span><text:span text:style-name="T7"> lastname;</text:span></text:p>
      <text:p text:style-name="Standard"><text:span text:style-name="T7"><text:tab/>}</text:span></text:p>
      <text:p text:style-name="Standard"><text:span text:style-name="T7"><text:tab/></text:span><text:span text:style-name="T15">char</text:span><text:span text:style-name="T7">* Get_name()</text:span></text:p>
      <text:p text:style-name="Standard"><text:span text:style-name="T7"><text:tab/>{</text:span></text:p>
      <text:p text:style-name="Standard"><text:span text:style-name="T7"><text:tab/><text:tab/></text:span><text:span text:style-name="T15">return</text:span><text:span text:style-name="T7"> firstname;</text:span></text:p>
      <text:p text:style-name="Standard"><text:span text:style-name="T7"><text:tab/>}</text:span></text:p>
      <text:p text:style-name="Standard"><text:span text:style-name="T7"><text:tab/></text:span><text:span text:style-name="T15">virtual</text:span><text:span text:style-name="T7"> ~Worker()</text:span></text:p>
      <text:p text:style-name="Standard"><text:span text:style-name="T7"><text:tab/>{</text:span></text:p>
      <text:p text:style-name="Standard"><text:span text:style-name="T7"><text:tab/><text:tab/></text:span><text:span text:style-name="T19">/*cout &lt;&lt; "Worker destructor\n";*/</text:span></text:p>
      <text:p text:style-name="Standard"><text:span text:style-name="T7"><text:tab/><text:tab/></text:span><text:span text:style-name="T15">if</text:span><text:span text:style-name="T7"> (</text:span><text:span text:style-name="T15">this</text:span><text:span text:style-name="T7">-&gt;lastname != </text:span><text:span text:style-name="T10">NULL</text:span><text:span text:style-name="T7">)</text:span></text:p>
      <text:p text:style-name="Standard"><text:span text:style-name="T7"><text:tab/><text:tab/><text:tab/></text:span><text:span text:style-name="T15">delete[]</text:span><text:span text:style-name="T7"> </text:span><text:span text:style-name="T15">this</text:span><text:span text:style-name="T7">-&gt;lastname;</text:span></text:p>
      <text:p text:style-name="Standard"><text:span text:style-name="T7"><text:tab/><text:tab/></text:span><text:span text:style-name="T15">if</text:span><text:span text:style-name="T7"> (</text:span><text:span text:style-name="T15">this</text:span><text:span text:style-name="T7">-&gt;firstname != </text:span><text:span text:style-name="T10">NULL</text:span><text:span text:style-name="T7">)</text:span></text:p>
      <text:p text:style-name="Standard"><text:span text:style-name="T7"><text:tab/><text:tab/><text:tab/></text:span><text:span text:style-name="T15">delete[]this</text:span><text:span text:style-name="T7">-&gt;firstname;</text:span></text:p>
      <text:p text:style-name="Standard"><text:span text:style-name="T7"><text:tab/><text:tab/></text:span><text:span text:style-name="T15">if</text:span><text:span text:style-name="T7"> (</text:span><text:span text:style-name="T15">this</text:span><text:span text:style-name="T7">-&gt;surname != </text:span><text:span text:style-name="T10">NULL</text:span><text:span text:style-name="T7">)</text:span></text:p>
      <text:p text:style-name="Standard"><text:span text:style-name="T7"><text:tab/><text:tab/><text:tab/></text:span><text:span text:style-name="T15">delete[]this</text:span><text:span text:style-name="T7">-&gt;surname;</text:span></text:p>
      <text:p text:style-name="Standard"><text:span text:style-name="T7"><text:tab/><text:tab/></text:span><text:span text:style-name="T15">if</text:span><text:span text:style-name="T7"> (</text:span><text:span text:style-name="T15">this</text:span><text:span text:style-name="T7">-&gt;boss != </text:span><text:span text:style-name="T10">NULL</text:span><text:span text:style-name="T7">)</text:span></text:p>
      <text:p text:style-name="Standard"><text:span text:style-name="T7"><text:tab/><text:tab/><text:tab/></text:span><text:span text:style-name="T15">delete[]this</text:span><text:span text:style-name="T7">-&gt;boss;</text:span></text:p>
      <text:p text:style-name="Standard"><text:span text:style-name="T7"><text:tab/><text:tab/></text:span><text:span text:style-name="T15">if</text:span><text:span text:style-name="T7"> (</text:span><text:span text:style-name="T15">this</text:span><text:span text:style-name="T7">-&gt;responsibilities != </text:span><text:span text:style-name="T10">NULL</text:span><text:span text:style-name="T7">)</text:span></text:p>
      <text:p text:style-name="Standard"><text:span text:style-name="T7"><text:tab/><text:tab/><text:tab/></text:span><text:span text:style-name="T15">delete[]this</text:span><text:span text:style-name="T7">-&gt;responsibilities;</text:span></text:p>
      <text:p text:style-name="P7"/>
      <text:p text:style-name="Standard"><text:span text:style-name="T7"><text:tab/>}</text:span></text:p>
      <text:p text:style-name="Standard"><text:span text:style-name="T7"><text:tab/></text:span><text:span text:style-name="T15">void</text:span><text:span text:style-name="T7"> Add_People(</text:span><text:span text:style-name="T17">Worker</text:span><text:span text:style-name="T7">* </text:span><text:span text:style-name="T4">worker</text:span><text:span text:style-name="T7">)</text:span></text:p>
      <text:p text:style-name="Standard"><text:span text:style-name="T7"><text:tab/>{</text:span></text:p>
      <text:p text:style-name="Standard"><text:span text:style-name="T7"><text:tab/><text:tab/>people.Add_To_Tail(</text:span><text:span text:style-name="T4">worker</text:span><text:span text:style-name="T7">);</text:span></text:p>
      <text:p text:style-name="Standard"><text:span text:style-name="T7"><text:tab/>}</text:span></text:p>
      <text:p text:style-name="Standard"><text:span text:style-name="T7"><text:tab/></text:span><text:span text:style-name="T15">void</text:span><text:span text:style-name="T7"> Show_PIB()</text:span></text:p>
      <text:p text:style-name="Standard"><text:span text:style-name="T7"><text:tab/>{</text:span></text:p>
      <text:p text:style-name="Standard"><text:span text:style-name="T7"><text:tab/><text:tab/>cout </text:span><text:span text:style-name="T21">&lt;&lt;</text:span><text:span text:style-name="T7"> la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fir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surname </text:span><text:span text:style-name="T21">&lt;&lt;</text:span><text:span text:style-name="T7"> endl;</text:span></text:p>
      <text:p text:style-name="Standard"><text:soft-page-break/><text:span text:style-name="T7"><text:tab/>}</text:span></text:p>
      <text:p text:style-name="Standard"><text:span text:style-name="T7"><text:tab/></text:span><text:span text:style-name="T15">void</text:span><text:span text:style-name="T7"> Show_Peoples()</text:span></text:p>
      <text:p text:style-name="Standard"><text:span text:style-name="T7"><text:tab/>{</text:span></text:p>
      <text:p text:style-name="Standard"><text:span text:style-name="T7"><text:tab/><text:tab/>cout </text:span><text:span text:style-name="T21">&lt;&lt;</text:span><text:span text:style-name="T7"> </text:span><text:span text:style-name="T13">"Підлеглі:\n"</text:span><text:span text:style-name="T7">;</text:span></text:p>
      <text:p text:style-name="Standard"><text:span text:style-name="T7"><text:tab/><text:tab/>people.Print_All();</text:span></text:p>
      <text:p text:style-name="Standard"><text:span text:style-name="T7"><text:tab/>}</text:span></text:p>
      <text:p text:style-name="Standard"><text:span text:style-name="T7"><text:tab/></text:span><text:span text:style-name="T15">virtual</text:span><text:span text:style-name="T7"> </text:span><text:span text:style-name="T15">void</text:span><text:span text:style-name="T7"> Show_Worker() = 0;</text:span></text:p>
      <text:p text:style-name="Standard"><text:span text:style-name="T7"><text:tab/></text:span><text:span text:style-name="T15">friend</text:span><text:span text:style-name="T7"> </text:span><text:span text:style-name="T17">ostream</text:span><text:span text:style-name="T7">&amp; </text:span><text:span text:style-name="T21">operator&lt;&lt;</text:span><text:span text:style-name="T7">(</text:span><text:span text:style-name="T17">ostream</text:span><text:span text:style-name="T7">&amp; </text:span><text:span text:style-name="T4">os</text:span><text:span text:style-name="T7">, </text:span><text:span text:style-name="T15">const</text:span><text:span text:style-name="T7"> </text:span><text:span text:style-name="T17">Worker</text:span><text:span text:style-name="T7">&amp; </text:span><text:span text:style-name="T4">p</text:span><text:span text:style-name="T7">);</text:span></text:p>
      <text:p text:style-name="Standard"><text:span text:style-name="T7"><text:tab/></text:span><text:span text:style-name="T15">bool</text:span><text:span text:style-name="T7"> </text:span><text:span text:style-name="T21">operator==</text:span><text:span text:style-name="T7">(</text:span><text:span text:style-name="T15">const</text:span><text:span text:style-name="T7"> </text:span><text:span text:style-name="T17">Worker</text:span><text:span text:style-name="T7">&amp; </text:span><text:span text:style-name="T4">obj</text:span><text:span text:style-name="T7">)</text:span></text:p>
      <text:p text:style-name="Standard"><text:span text:style-name="T7"><text:tab/>{</text:span></text:p>
      <text:p text:style-name="Standard"><text:span text:style-name="T7"><text:tab/><text:tab/></text:span><text:span text:style-name="T15">if</text:span><text:span text:style-name="T7">(strcmp(</text:span><text:span text:style-name="T15">this</text:span><text:span text:style-name="T7">-&gt;firstname, </text:span><text:span text:style-name="T4">obj</text:span><text:span text:style-name="T7">.firstname)==0&amp;&amp;strcmp(</text:span><text:span text:style-name="T15">this</text:span><text:span text:style-name="T7">-&gt;lastname,</text:span><text:span text:style-name="T4">obj</text:span><text:span text:style-name="T7">.lastname)==0)</text:span></text:p>
      <text:p text:style-name="Standard"><text:span text:style-name="T7"><text:tab/><text:tab/></text:span><text:span text:style-name="T15">return</text:span><text:span text:style-name="T7"> </text:span><text:span text:style-name="T15">true</text:span><text:span text:style-name="T7">;</text:span></text:p>
      <text:p text:style-name="Standard"><text:span text:style-name="T7"><text:tab/><text:tab/></text:span><text:span text:style-name="T15">return</text:span><text:span text:style-name="T7"> </text:span><text:span text:style-name="T15">false</text:span><text:span text:style-name="T7">;</text:span></text:p>
      <text:p text:style-name="Standard"><text:span text:style-name="T7"><text:tab/>}</text:span></text:p>
      <text:p text:style-name="Standard"><text:span text:style-name="T7"><text:tab/>Worker(</text:span><text:span text:style-name="T15">const</text:span><text:span text:style-name="T7"> </text:span><text:span text:style-name="T17">Worker</text:span><text:span text:style-name="T7">&amp; </text:span><text:span text:style-name="T4">obj</text:span><text:span text:style-name="T7">)</text:span></text:p>
      <text:p text:style-name="Standard"><text:span text:style-name="T7"><text:tab/>{</text:span></text:p>
      <text:p text:style-name="P7"/>
      <text:p text:style-name="Standard"><text:span text:style-name="T7"><text:tab/><text:tab/></text:span><text:span text:style-name="T15">this</text:span><text:span text:style-name="T7">-&gt;lastname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lastname) + 1];</text:span></text:p>
      <text:p text:style-name="Standard"><text:span text:style-name="T7"><text:tab/><text:tab/></text:span><text:span text:style-name="T15">this</text:span><text:span text:style-name="T7">-&gt;firstname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firstname) + 1];</text:span></text:p>
      <text:p text:style-name="Standard"><text:span text:style-name="T7"><text:tab/><text:tab/></text:span><text:span text:style-name="T15">this</text:span><text:span text:style-name="T7">-&gt;surname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surname) + 1];</text:span></text:p>
      <text:p text:style-name="Standard"><text:span text:style-name="T7"><text:tab/><text:tab/></text:span><text:span text:style-name="T15">this</text:span><text:span text:style-name="T7">-&gt;boss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boss) + 1];</text:span></text:p>
      <text:p text:style-name="Standard"><text:span text:style-name="T7"><text:tab/><text:tab/></text:span><text:span text:style-name="T15">this</text:span><text:span text:style-name="T7">-&gt;responsibilities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responsibilities) + 1];</text:span></text:p>
      <text:p text:style-name="P7"/>
      <text:p text:style-name="Standard"><text:span text:style-name="T7"><text:tab/><text:tab/>strcpy(</text:span><text:span text:style-name="T15">this</text:span><text:span text:style-name="T7">-&gt;lastname, </text:span><text:span text:style-name="T4">obj</text:span><text:span text:style-name="T7">.lastname);</text:span></text:p>
      <text:p text:style-name="Standard"><text:span text:style-name="T7"><text:tab/><text:tab/>strcpy(</text:span><text:span text:style-name="T15">this</text:span><text:span text:style-name="T7">-&gt;firstname, </text:span><text:span text:style-name="T4">obj</text:span><text:span text:style-name="T7">.firstname);</text:span></text:p>
      <text:p text:style-name="Standard"><text:span text:style-name="T7"><text:tab/><text:tab/>strcpy(</text:span><text:span text:style-name="T15">this</text:span><text:span text:style-name="T7">-&gt;surname, </text:span><text:span text:style-name="T4">obj</text:span><text:span text:style-name="T7">.surname);</text:span></text:p>
      <text:p text:style-name="Standard"><text:span text:style-name="T7"><text:tab/><text:tab/>strcpy(</text:span><text:span text:style-name="T15">this</text:span><text:span text:style-name="T7">-&gt;boss, </text:span><text:span text:style-name="T4">obj</text:span><text:span text:style-name="T7">.boss);</text:span></text:p>
      <text:p text:style-name="Standard"><text:span text:style-name="T7"><text:tab/><text:tab/>strcpy(</text:span><text:span text:style-name="T15">this</text:span><text:span text:style-name="T7">-&gt;responsibilities, </text:span><text:span text:style-name="T4">obj</text:span><text:span text:style-name="T7">.responsibilities);</text:span></text:p>
      <text:p text:style-name="Standard"><text:span text:style-name="T7"><text:tab/><text:tab/></text:span><text:span text:style-name="T15">this</text:span><text:span text:style-name="T7">-&gt;people </text:span><text:span text:style-name="T21">=</text:span><text:span text:style-name="T7"> </text:span><text:span text:style-name="T4">obj</text:span><text:span text:style-name="T7">.people;</text:span></text:p>
      <text:p text:style-name="Standard"><text:span text:style-name="T7"><text:tab/>}</text:span></text:p>
      <text:p text:style-name="Standard"><text:span text:style-name="T7"><text:tab/></text:span><text:span text:style-name="T17">Worker</text:span><text:span text:style-name="T7">&amp; </text:span><text:span text:style-name="T21">operator=</text:span><text:span text:style-name="T7">(</text:span><text:span text:style-name="T15">const</text:span><text:span text:style-name="T7"> </text:span><text:span text:style-name="T17">Worker</text:span><text:span text:style-name="T7">&amp; </text:span><text:span text:style-name="T4">obj</text:span><text:span text:style-name="T7">)</text:span></text:p>
      <text:p text:style-name="Standard"><text:span text:style-name="T7"><text:tab/>{</text:span></text:p>
      <text:p text:style-name="Standard"><text:span text:style-name="T7"><text:tab/><text:tab/></text:span><text:span text:style-name="T15">this</text:span><text:span text:style-name="T7">-&gt;lastname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lastname) + 1];</text:span></text:p>
      <text:p text:style-name="Standard"><text:span text:style-name="T7"><text:tab/><text:tab/></text:span><text:span text:style-name="T15">this</text:span><text:span text:style-name="T7">-&gt;firstname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firstname) + 1];</text:span></text:p>
      <text:p text:style-name="Standard"><text:span text:style-name="T7"><text:tab/><text:tab/></text:span><text:span text:style-name="T15">this</text:span><text:span text:style-name="T7">-&gt;surname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surname) + 1];</text:span></text:p>
      <text:p text:style-name="Standard"><text:span text:style-name="T7"><text:tab/><text:tab/></text:span><text:span text:style-name="T15">this</text:span><text:span text:style-name="T7">-&gt;boss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boss) + 1];</text:span></text:p>
      <text:p text:style-name="Standard"><text:span text:style-name="T7"><text:tab/><text:tab/></text:span><text:span text:style-name="T15">this</text:span><text:span text:style-name="T7">-&gt;responsibilities = </text:span><text:span text:style-name="T15">new</text:span><text:span text:style-name="T7"> </text:span><text:span text:style-name="T15">char</text:span><text:span text:style-name="T7">[strlen(</text:span><text:span text:style-name="T4">obj</text:span><text:span text:style-name="T7">.responsibilities) + 1];</text:span></text:p>
      <text:p text:style-name="P7"/>
      <text:p text:style-name="Standard"><text:span text:style-name="T7"><text:tab/><text:tab/>strcpy(</text:span><text:span text:style-name="T15">this</text:span><text:span text:style-name="T7">-&gt;lastname, </text:span><text:span text:style-name="T4">obj</text:span><text:span text:style-name="T7">.lastname);</text:span></text:p>
      <text:p text:style-name="Standard"><text:span text:style-name="T7"><text:tab/><text:tab/>strcpy(</text:span><text:span text:style-name="T15">this</text:span><text:span text:style-name="T7">-&gt;firstname, </text:span><text:span text:style-name="T4">obj</text:span><text:span text:style-name="T7">.firstname);</text:span></text:p>
      <text:p text:style-name="Standard"><text:span text:style-name="T7"><text:tab/><text:tab/>strcpy(</text:span><text:span text:style-name="T15">this</text:span><text:span text:style-name="T7">-&gt;surname, </text:span><text:span text:style-name="T4">obj</text:span><text:span text:style-name="T7">.surname);</text:span></text:p>
      <text:p text:style-name="Standard"><text:span text:style-name="T7"><text:tab/><text:tab/>strcpy(</text:span><text:span text:style-name="T15">this</text:span><text:span text:style-name="T7">-&gt;boss, </text:span><text:span text:style-name="T4">obj</text:span><text:span text:style-name="T7">.boss);</text:span></text:p>
      <text:p text:style-name="Standard"><text:soft-page-break/><text:span text:style-name="T7"><text:tab/><text:tab/>strcpy(</text:span><text:span text:style-name="T15">this</text:span><text:span text:style-name="T7">-&gt;responsibilities, </text:span><text:span text:style-name="T4">obj</text:span><text:span text:style-name="T7">.responsibilities);</text:span></text:p>
      <text:p text:style-name="Standard"><text:span text:style-name="T7"><text:tab/><text:tab/></text:span><text:span text:style-name="T15">this</text:span><text:span text:style-name="T7">-&gt;people </text:span><text:span text:style-name="T21">=</text:span><text:span text:style-name="T7"> </text:span><text:span text:style-name="T4">obj</text:span><text:span text:style-name="T7">.people;</text:span></text:p>
      <text:p text:style-name="Standard"><text:span text:style-name="T7"><text:tab/><text:tab/></text:span><text:span text:style-name="T15">return</text:span><text:span text:style-name="T7"> *</text:span><text:span text:style-name="T15">this</text:span><text:span text:style-name="T7">;</text:span></text:p>
      <text:p text:style-name="Standard"><text:span text:style-name="T7"><text:tab/>}</text:span></text:p>
      <text:p text:style-name="Standard"><text:span text:style-name="T7">};</text:span></text:p>
      <text:p text:style-name="Standard"><text:span text:style-name="T17">ostream</text:span><text:span text:style-name="T7">&amp; </text:span><text:span text:style-name="T21">operator&lt;&lt;</text:span><text:span text:style-name="T7">(</text:span><text:span text:style-name="T17">ostream</text:span><text:span text:style-name="T7">&amp; </text:span><text:span text:style-name="T4">os</text:span><text:span text:style-name="T7">, </text:span><text:span text:style-name="T15">const</text:span><text:span text:style-name="T7"> </text:span><text:span text:style-name="T17">Worker</text:span><text:span text:style-name="T7">&amp; </text:span><text:span text:style-name="T4">w</text:span><text:span text:style-name="T7">)</text:span></text:p>
      <text:p text:style-name="Standard"><text:span text:style-name="T7">{</text:span></text:p>
      <text:p text:style-name="Standard"><text:span text:style-name="T7"><text:tab/></text:span><text:span text:style-name="T4">os</text:span><text:span text:style-name="T7"> </text:span><text:span text:style-name="T21">&lt;&lt;</text:span><text:span text:style-name="T7"> </text:span><text:span text:style-name="T4">w</text:span><text:span text:style-name="T7">.la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</text:span><text:span text:style-name="T4">w</text:span><text:span text:style-name="T7">.fir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</text:span><text:span text:style-name="T4">w</text:span><text:span text:style-name="T7">.surname </text:span><text:span text:style-name="T21">&lt;&lt;</text:span><text:span text:style-name="T7"> endl;</text:span></text:p>
      <text:p text:style-name="Standard"><text:span text:style-name="T7"><text:tab/></text:span><text:span text:style-name="T4">os</text:span><text:span text:style-name="T7"> </text:span><text:span text:style-name="T21">&lt;&lt;</text:span><text:span text:style-name="T7"> </text:span><text:span text:style-name="T13">"Обов'язки: "</text:span><text:span text:style-name="T7"> </text:span><text:span text:style-name="T21">&lt;&lt;</text:span><text:span text:style-name="T7"> </text:span><text:span text:style-name="T4">w</text:span><text:span text:style-name="T7">.responsibilities </text:span><text:span text:style-name="T21">&lt;&lt;</text:span><text:span text:style-name="T7"> endl;</text:span></text:p>
      <text:p text:style-name="Standard"><text:span text:style-name="T7"><text:tab/></text:span><text:span text:style-name="T4">os</text:span><text:span text:style-name="T7"> </text:span><text:span text:style-name="T21">&lt;&lt;</text:span><text:span text:style-name="T7"> </text:span><text:span text:style-name="T13">"Керівник: "</text:span><text:span text:style-name="T7"> </text:span><text:span text:style-name="T21">&lt;&lt;</text:span><text:span text:style-name="T7"> </text:span><text:span text:style-name="T4">w</text:span><text:span text:style-name="T7">.boss </text:span><text:span text:style-name="T21">&lt;&lt;</text:span><text:span text:style-name="T7"> endl;</text:span></text:p>
      <text:p text:style-name="Standard"><text:span text:style-name="T7"><text:tab/>cout </text:span><text:span text:style-name="T21">&lt;&lt;</text:span><text:span text:style-name="T7"> </text:span><text:span text:style-name="T13">"---------------------------------\n"</text:span><text:span text:style-name="T7">;</text:span></text:p>
      <text:p text:style-name="Standard"><text:span text:style-name="T7"><text:tab/></text:span><text:span text:style-name="T15">return</text:span><text:span text:style-name="T7"> </text:span><text:span text:style-name="T4">os</text:span><text:span text:style-name="T7">;</text:span></text:p>
      <text:p text:style-name="Standard"><text:span text:style-name="T7">}</text:span></text:p>
      <text:p text:style-name="Standard"><text:span text:style-name="T15">class</text:span><text:span text:style-name="T7"> </text:span><text:span text:style-name="T17">Manager</text:span><text:span text:style-name="T7"> :</text:span><text:span text:style-name="T15">public</text:span><text:span text:style-name="T7"> </text:span><text:span text:style-name="T17">Worker</text:span></text:p>
      <text:p text:style-name="Standard"><text:span text:style-name="T7">{</text:span></text:p>
      <text:p text:style-name="Standard"><text:span text:style-name="T15">public</text:span><text:span text:style-name="T7">:</text:span></text:p>
      <text:p text:style-name="Standard"><text:span text:style-name="T7"><text:tab/>Manager(</text:span><text:span text:style-name="T15">const</text:span><text:span text:style-name="T7"> </text:span><text:span text:style-name="T15">char</text:span><text:span text:style-name="T7">* </text:span><text:span text:style-name="T4">la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fir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sur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boss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responsibilities</text:span><text:span text:style-name="T7">) :</text:span><text:span text:style-name="T17">Worker</text:span><text:span text:style-name="T7">(</text:span><text:span text:style-name="T4">lastname</text:span><text:span text:style-name="T7">, </text:span><text:span text:style-name="T4">firstname</text:span><text:span text:style-name="T7">, </text:span><text:span text:style-name="T4">surname</text:span><text:span text:style-name="T7">, </text:span><text:span text:style-name="T4">boss</text:span><text:span text:style-name="T7">, </text:span><text:span text:style-name="T4">responsibilities</text:span><text:span text:style-name="T7">)</text:span></text:p>
      <text:p text:style-name="Standard"><text:span text:style-name="T7"><text:tab/>{</text:span></text:p>
      <text:p text:style-name="Standard"><text:span text:style-name="T7"><text:tab/>}</text:span></text:p>
      <text:p text:style-name="Standard"><text:span text:style-name="T7"><text:tab/>~Manager()</text:span></text:p>
      <text:p text:style-name="Standard"><text:span text:style-name="T7"><text:tab/>{</text:span></text:p>
      <text:p text:style-name="Standard"><text:span text:style-name="T7"><text:tab/><text:tab/></text:span></text:p>
      <text:p text:style-name="Standard"><text:span text:style-name="T7"><text:tab/>}</text:span></text:p>
      <text:p text:style-name="Standard"><text:span text:style-name="T7"><text:tab/></text:span><text:span text:style-name="T15">void</text:span><text:span text:style-name="T7"> Show_Worker()</text:span></text:p>
      <text:p text:style-name="Standard"><text:span text:style-name="T7"><text:tab/>{</text:span></text:p>
      <text:p text:style-name="Standard"><text:span text:style-name="T7"><text:tab/><text:tab/>cout </text:span><text:span text:style-name="T21">&lt;&lt;</text:span><text:span text:style-name="T7"> </text:span><text:span text:style-name="T13">"Менеджер\n"</text:span><text:span text:style-name="T7">;</text:span></text:p>
      <text:p text:style-name="Standard"><text:span text:style-name="T7"><text:tab/><text:tab/>cout </text:span><text:span text:style-name="T21">&lt;&lt;</text:span><text:span text:style-name="T7"> la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fir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surname </text:span><text:span text:style-name="T21">&lt;&lt;</text:span><text:span text:style-name="T7"> endl;</text:span></text:p>
      <text:p text:style-name="Standard"><text:span text:style-name="T7"><text:tab/><text:tab/>cout </text:span><text:span text:style-name="T21">&lt;&lt;</text:span><text:span text:style-name="T7"> </text:span><text:span text:style-name="T13">"Обов'язки: "</text:span><text:span text:style-name="T7"> </text:span><text:span text:style-name="T21">&lt;&lt;</text:span><text:span text:style-name="T7"> responsibilities </text:span><text:span text:style-name="T21">&lt;&lt;</text:span><text:span text:style-name="T7"> endl;</text:span></text:p>
      <text:p text:style-name="Standard"><text:span text:style-name="T7"><text:tab/><text:tab/>cout </text:span><text:span text:style-name="T21">&lt;&lt;</text:span><text:span text:style-name="T7"> </text:span><text:span text:style-name="T13">"Керівник: "</text:span><text:span text:style-name="T7"> </text:span><text:span text:style-name="T21">&lt;&lt;</text:span><text:span text:style-name="T7"> boss </text:span><text:span text:style-name="T21">&lt;&lt;</text:span><text:span text:style-name="T7"> endl;</text:span></text:p>
      <text:p text:style-name="Standard"><text:span text:style-name="T7"><text:tab/>}</text:span></text:p>
      <text:p text:style-name="Standard"><text:span text:style-name="T7">};</text:span></text:p>
      <text:p text:style-name="Standard"><text:span text:style-name="T15">class</text:span><text:span text:style-name="T7"> </text:span><text:span text:style-name="T17">Coder</text:span><text:span text:style-name="T7"> :</text:span><text:span text:style-name="T15">public</text:span><text:span text:style-name="T7"> </text:span><text:span text:style-name="T17">Worker</text:span></text:p>
      <text:p text:style-name="Standard"><text:span text:style-name="T7">{</text:span></text:p>
      <text:p text:style-name="Standard"><text:span text:style-name="T15">public</text:span><text:span text:style-name="T7">:</text:span></text:p>
      <text:p text:style-name="Standard"><text:span text:style-name="T7"><text:tab/>Coder(</text:span><text:span text:style-name="T15">const</text:span><text:span text:style-name="T7"> </text:span><text:span text:style-name="T15">char</text:span><text:span text:style-name="T7">* </text:span><text:span text:style-name="T4">la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fir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sur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boss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responsibilities</text:span><text:span text:style-name="T7">) :</text:span><text:span text:style-name="T17">Worker</text:span><text:span text:style-name="T7">(</text:span><text:span text:style-name="T4">lastname</text:span><text:span text:style-name="T7">, </text:span><text:span text:style-name="T4">firstname</text:span><text:span text:style-name="T7">, </text:span><text:span text:style-name="T4">surname</text:span><text:span text:style-name="T7">, </text:span><text:span text:style-name="T4">boss</text:span><text:span text:style-name="T7">, </text:span><text:span text:style-name="T4">responsibilities</text:span><text:span text:style-name="T7">)</text:span></text:p>
      <text:p text:style-name="Standard"><text:span text:style-name="T7"><text:tab/>{</text:span></text:p>
      <text:p text:style-name="Standard"><text:span text:style-name="T7"><text:tab/>}</text:span></text:p>
      <text:p text:style-name="Standard"><text:span text:style-name="T7"><text:tab/>~Coder()</text:span></text:p>
      <text:p text:style-name="Standard"><text:span text:style-name="T7"><text:tab/>{</text:span></text:p>
      <text:p text:style-name="P7"/>
      <text:p text:style-name="Standard"><text:soft-page-break/><text:span text:style-name="T7"><text:tab/>}</text:span></text:p>
      <text:p text:style-name="Standard"><text:span text:style-name="T7"><text:tab/></text:span><text:span text:style-name="T15">void</text:span><text:span text:style-name="T7"> Show_Worker()</text:span></text:p>
      <text:p text:style-name="Standard"><text:span text:style-name="T7"><text:tab/>{</text:span></text:p>
      <text:p text:style-name="Standard"><text:span text:style-name="T7"><text:tab/><text:tab/>cout </text:span><text:span text:style-name="T21">&lt;&lt;</text:span><text:span text:style-name="T7"> </text:span><text:span text:style-name="T13">"Молодший програміст\n"</text:span><text:span text:style-name="T7">;</text:span></text:p>
      <text:p text:style-name="Standard"><text:span text:style-name="T7"><text:tab/><text:tab/>cout </text:span><text:span text:style-name="T21">&lt;&lt;</text:span><text:span text:style-name="T7"> la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fir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surname </text:span><text:span text:style-name="T21">&lt;&lt;</text:span><text:span text:style-name="T7"> endl;</text:span></text:p>
      <text:p text:style-name="Standard"><text:span text:style-name="T7"><text:tab/><text:tab/>cout </text:span><text:span text:style-name="T21">&lt;&lt;</text:span><text:span text:style-name="T7"> </text:span><text:span text:style-name="T13">"Обов'язки: "</text:span><text:span text:style-name="T7"> </text:span><text:span text:style-name="T21">&lt;&lt;</text:span><text:span text:style-name="T7"> responsibilities </text:span><text:span text:style-name="T21">&lt;&lt;</text:span><text:span text:style-name="T7"> endl;</text:span></text:p>
      <text:p text:style-name="Standard"><text:span text:style-name="T7"><text:tab/><text:tab/>cout </text:span><text:span text:style-name="T21">&lt;&lt;</text:span><text:span text:style-name="T7"> </text:span><text:span text:style-name="T13">"Керівник: "</text:span><text:span text:style-name="T7"> </text:span><text:span text:style-name="T21">&lt;&lt;</text:span><text:span text:style-name="T7"> boss </text:span><text:span text:style-name="T21">&lt;&lt;</text:span><text:span text:style-name="T7"> endl;</text:span></text:p>
      <text:p text:style-name="Standard"><text:span text:style-name="T7"><text:tab/>}</text:span></text:p>
      <text:p text:style-name="Standard"><text:span text:style-name="T7">};</text:span></text:p>
      <text:p text:style-name="Standard"><text:span text:style-name="T15">class</text:span><text:span text:style-name="T7"> </text:span><text:span text:style-name="T17">Developer</text:span><text:span text:style-name="T7"> :</text:span><text:span text:style-name="T15">public</text:span><text:span text:style-name="T7"> </text:span><text:span text:style-name="T17">Worker</text:span></text:p>
      <text:p text:style-name="Standard"><text:span text:style-name="T7">{</text:span></text:p>
      <text:p text:style-name="Standard"><text:span text:style-name="T15">public</text:span><text:span text:style-name="T7">:</text:span></text:p>
      <text:p text:style-name="Standard"><text:span text:style-name="T7"><text:tab/>Developer(</text:span><text:span text:style-name="T15">const</text:span><text:span text:style-name="T7"> </text:span><text:span text:style-name="T15">char</text:span><text:span text:style-name="T7">* </text:span><text:span text:style-name="T4">la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first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surname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boss</text:span><text:span text:style-name="T7">, </text:span><text:span text:style-name="T15">const</text:span><text:span text:style-name="T7"> </text:span><text:span text:style-name="T15">char</text:span><text:span text:style-name="T7">* </text:span><text:span text:style-name="T4">responsibilities</text:span><text:span text:style-name="T7">) :</text:span><text:span text:style-name="T17">Worker</text:span><text:span text:style-name="T7">(</text:span><text:span text:style-name="T4">lastname</text:span><text:span text:style-name="T7">, </text:span><text:span text:style-name="T4">firstname</text:span><text:span text:style-name="T7">, </text:span><text:span text:style-name="T4">surname</text:span><text:span text:style-name="T7">, </text:span><text:span text:style-name="T4">boss</text:span><text:span text:style-name="T7">, </text:span><text:span text:style-name="T4">responsibilities</text:span><text:span text:style-name="T7">)</text:span></text:p>
      <text:p text:style-name="Standard"><text:span text:style-name="T7"><text:tab/>{</text:span></text:p>
      <text:p text:style-name="Standard"><text:span text:style-name="T7"><text:tab/>}</text:span></text:p>
      <text:p text:style-name="Standard"><text:span text:style-name="T7"><text:tab/>~Developer()</text:span></text:p>
      <text:p text:style-name="Standard"><text:span text:style-name="T7"><text:tab/>{</text:span></text:p>
      <text:p text:style-name="P7"/>
      <text:p text:style-name="Standard"><text:span text:style-name="T7"><text:tab/>}</text:span></text:p>
      <text:p text:style-name="Standard"><text:span text:style-name="T7"><text:tab/></text:span><text:span text:style-name="T15">void</text:span><text:span text:style-name="T7"> Show_Worker()</text:span></text:p>
      <text:p text:style-name="Standard"><text:span text:style-name="T7"><text:tab/>{</text:span></text:p>
      <text:p text:style-name="Standard"><text:span text:style-name="T7"><text:tab/><text:tab/>cout </text:span><text:span text:style-name="T21">&lt;&lt;</text:span><text:span text:style-name="T7"> </text:span><text:span text:style-name="T13">"Розробник\n"</text:span><text:span text:style-name="T7">;</text:span></text:p>
      <text:p text:style-name="Standard"><text:span text:style-name="T7"><text:tab/><text:tab/>cout </text:span><text:span text:style-name="T21">&lt;&lt;</text:span><text:span text:style-name="T7"> la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firstname </text:span><text:span text:style-name="T21">&lt;&lt;</text:span><text:span text:style-name="T7"> </text:span><text:span text:style-name="T13">" "</text:span><text:span text:style-name="T7"> </text:span><text:span text:style-name="T21">&lt;&lt;</text:span><text:span text:style-name="T7"> surname </text:span><text:span text:style-name="T21">&lt;&lt;</text:span><text:span text:style-name="T7"> endl;</text:span></text:p>
      <text:p text:style-name="Standard"><text:span text:style-name="T7"><text:tab/><text:tab/>cout </text:span><text:span text:style-name="T21">&lt;&lt;</text:span><text:span text:style-name="T7"> </text:span><text:span text:style-name="T13">"Обов'язки: "</text:span><text:span text:style-name="T7"> </text:span><text:span text:style-name="T21">&lt;&lt;</text:span><text:span text:style-name="T7"> responsibilities </text:span><text:span text:style-name="T21">&lt;&lt;</text:span><text:span text:style-name="T7"> endl;</text:span></text:p>
      <text:p text:style-name="Standard"><text:span text:style-name="T7"><text:tab/><text:tab/>cout </text:span><text:span text:style-name="T21">&lt;&lt;</text:span><text:span text:style-name="T7"> </text:span><text:span text:style-name="T13">"Керівник: "</text:span><text:span text:style-name="T7"> </text:span><text:span text:style-name="T21">&lt;&lt;</text:span><text:span text:style-name="T7"> boss </text:span><text:span text:style-name="T21">&lt;&lt;</text:span><text:span text:style-name="T7"> endl;</text:span></text:p>
      <text:p text:style-name="Standard"><text:span text:style-name="T7"><text:tab/>}</text:span></text:p>
      <text:p text:style-name="Standard"><text:span text:style-name="T7">};</text:span></text:p>
      <text:p text:style-name="P7"/>
      <text:p text:style-name="P7"/>
      <text:p text:style-name="Standard"><text:span text:style-name="T15">int</text:span><text:span text:style-name="T7"> main()</text:span></text:p>
      <text:p text:style-name="Standard"><text:span text:style-name="T7">{</text:span></text:p>
      <text:p text:style-name="Standard"><text:span text:style-name="T7"><text:tab/>SetConsoleCP(1251);</text:span></text:p>
      <text:p text:style-name="Standard"><text:span text:style-name="T7"><text:tab/>SetConsoleOutputCP(1251);</text:span></text:p>
      <text:p text:style-name="Standard"><text:span text:style-name="T7"><text:tab/></text:span><text:span text:style-name="T17">List</text:span><text:span text:style-name="T7">&lt;</text:span><text:span text:style-name="T17">Worker</text:span><text:span text:style-name="T7">&gt; list;</text:span></text:p>
      <text:p text:style-name="Standard"><text:span text:style-name="T7"><text:tab/></text:span><text:span text:style-name="T17">Worker</text:span><text:span text:style-name="T7">* a = </text:span><text:span text:style-name="T15">new</text:span><text:span text:style-name="T7"> </text:span><text:span text:style-name="T17">Manager</text:span><text:span text:style-name="T7">(</text:span><text:span text:style-name="T13">"Лащ"</text:span><text:span text:style-name="T7">, </text:span><text:span text:style-name="T13">"Антон"</text:span><text:span text:style-name="T7">, </text:span><text:span text:style-name="T13">"Вадимович"</text:span><text:span text:style-name="T7">, </text:span><text:span text:style-name="T13">"Володимир Іванов"</text:span><text:span text:style-name="T7">, </text:span><text:span text:style-name="T13">"Керувати проектом"</text:span><text:span text:style-name="T7">);</text:span></text:p>
      <text:p text:style-name="Standard"><text:span text:style-name="T7"><text:tab/>list.Add_To_Tail(a);</text:span></text:p>
      <text:p text:style-name="Standard"><text:span text:style-name="T7"><text:tab/>list</text:span><text:span text:style-name="T21">[</text:span><text:span text:style-name="T7">0</text:span><text:span text:style-name="T21">]</text:span><text:span text:style-name="T7">-&gt;Add_People(</text:span><text:span text:style-name="T15">new</text:span><text:span text:style-name="T7"> </text:span><text:span text:style-name="T17">Coder</text:span><text:span text:style-name="T7">(</text:span><text:span text:style-name="T13">"Деркач"</text:span><text:span text:style-name="T7">, </text:span><text:span text:style-name="T13">"Антон"</text:span><text:span text:style-name="T7">, </text:span><text:span text:style-name="T13">"Вадимович"</text:span><text:span text:style-name="T7">, </text:span><text:span text:style-name="T13">"Володимир Іванов"</text:span><text:span text:style-name="T7">, </text:span><text:span text:style-name="T13">"Писати код"</text:span><text:span text:style-name="T7">));</text:span></text:p>
      <text:p text:style-name="Standard"><text:span text:style-name="T7"><text:tab/>list</text:span><text:span text:style-name="T21">[</text:span><text:span text:style-name="T7">0</text:span><text:span text:style-name="T21">]</text:span><text:span text:style-name="T7">-&gt;Add_People(</text:span><text:span text:style-name="T15">new</text:span><text:span text:style-name="T7"> </text:span><text:span text:style-name="T17">Developer</text:span><text:span text:style-name="T7">(</text:span><text:span text:style-name="T13">"Жилко"</text:span><text:span text:style-name="T7">, </text:span><text:span text:style-name="T13">"Василь"</text:span><text:span text:style-name="T7">, </text:span><text:span text:style-name="T13">"Романович"</text:span><text:span text:style-name="T7">, </text:span><text:span text:style-name="T13">"Антон Вадимович"</text:span><text:span text:style-name="T7">, </text:span><text:span text:style-name="T13">"Розробляти проект"</text:span><text:span text:style-name="T7">));</text:span></text:p>
      <text:p text:style-name="Standard"><text:span text:style-name="T7"><text:tab/>list.Add_To_Tail(</text:span><text:span text:style-name="T15">new</text:span><text:span text:style-name="T7"> </text:span><text:span text:style-name="T17">Manager</text:span><text:span text:style-name="T7">(</text:span><text:span text:style-name="T13">"Лащ"</text:span><text:span text:style-name="T7">, </text:span><text:span text:style-name="T13">"Антон"</text:span><text:span text:style-name="T7">, </text:span><text:span text:style-name="T13">"Вадимович"</text:span><text:span text:style-name="T7">, </text:span><text:span text:style-name="T13">"Володимир Іванов"</text:span><text:span text:style-name="T7">, </text:span><text:span text:style-name="T13">"Керувати </text:span><text:soft-page-break/><text:span text:style-name="T13">проектом"</text:span><text:span text:style-name="T7">));</text:span></text:p>
      <text:p text:style-name="Standard"><text:span text:style-name="T7"><text:tab/>list</text:span><text:span text:style-name="T21">[</text:span><text:span text:style-name="T7">1</text:span><text:span text:style-name="T21">]</text:span><text:span text:style-name="T7">-&gt;Add_People(</text:span><text:span text:style-name="T15">new</text:span><text:span text:style-name="T7"> </text:span><text:span text:style-name="T17">Coder</text:span><text:span text:style-name="T7">(</text:span><text:span text:style-name="T13">"Деркач"</text:span><text:span text:style-name="T7">, </text:span><text:span text:style-name="T13">"Антон"</text:span><text:span text:style-name="T7">, </text:span><text:span text:style-name="T13">"Вадимович"</text:span><text:span text:style-name="T7">, </text:span><text:span text:style-name="T13">"Володимир Іванов"</text:span><text:span text:style-name="T7">, </text:span><text:span text:style-name="T13">"Писати код"</text:span><text:span text:style-name="T7">));</text:span></text:p>
      <text:p text:style-name="Standard"><text:span text:style-name="T7"><text:tab/>list</text:span><text:span text:style-name="T21">[</text:span><text:span text:style-name="T7">1</text:span><text:span text:style-name="T21">]</text:span><text:span text:style-name="T7">-&gt;Add_People(</text:span><text:span text:style-name="T15">new</text:span><text:span text:style-name="T7"> </text:span><text:span text:style-name="T17">Developer</text:span><text:span text:style-name="T7">(</text:span><text:span text:style-name="T13">"Жилко"</text:span><text:span text:style-name="T7">, </text:span><text:span text:style-name="T13">"Василь"</text:span><text:span text:style-name="T7">, </text:span><text:span text:style-name="T13">"Романович"</text:span><text:span text:style-name="T7">, </text:span><text:span text:style-name="T13">"Антон Вадимович"</text:span><text:span text:style-name="T7">, </text:span><text:span text:style-name="T13">"Розробляти проект"</text:span><text:span text:style-name="T7">));</text:span></text:p>
      <text:p text:style-name="Standard"><text:span text:style-name="T7"><text:tab/>list.Delete_Someone(a);</text:span></text:p>
      <text:p text:style-name="Standard"><text:span text:style-name="T7"><text:tab/>cout </text:span><text:span text:style-name="T21">&lt;&lt;</text:span><text:span text:style-name="T7"> </text:span><text:span text:style-name="T13">"///////////\n"</text:span><text:span text:style-name="T7">;</text:span></text:p>
      <text:p text:style-name="Standard"><text:span text:style-name="T7"><text:tab/>list</text:span><text:span text:style-name="T21">[</text:span><text:span text:style-name="T7">0</text:span><text:span text:style-name="T21">]</text:span><text:span text:style-name="T7">-&gt;Show_PIB();</text:span></text:p>
      <text:p text:style-name="Standard"><text:span text:style-name="T7"><text:tab/>list</text:span><text:span text:style-name="T21">[</text:span><text:span text:style-name="T7">0</text:span><text:span text:style-name="T21">]</text:span><text:span text:style-name="T7">-&gt;Show_Peoples();</text:span></text:p>
      <text:p text:style-name="Standard"><text:span text:style-name="T7"><text:tab/>cout </text:span><text:span text:style-name="T21">&lt;&lt;</text:span><text:span text:style-name="T7"> </text:span><text:span text:style-name="T13">"///////////\n"</text:span><text:span text:style-name="T7">;</text:span></text:p>
      <text:p text:style-name="Standard"><text:span text:style-name="T7"><text:tab/>list.Print_All();</text:span></text:p>
      <text:p text:style-name="Standard"><text:span text:style-name="T7"><text:tab/>list.Delete_All();</text:span></text:p>
      <text:p text:style-name="Standard"><text:span text:style-name="T7"><text:tab/></text:span><text:span text:style-name="T15">return</text:span><text:span text:style-name="T7"> 0;</text:span></text:p>
      <text:p text:style-name="P6"><text:span text:style-name="T22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style:contextual-spacing="false" fo:line-height="100%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5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ШАГ</meta:initial-creator>
    <meta:editing-cycles>8</meta:editing-cycles>
    <meta:creation-date>2022-07-20T18:05:00</meta:creation-date>
    <dc:date>2022-07-23T02:58:57.641000000</dc:date>
    <meta:editing-duration>PT5H34M23S</meta:editing-duration>
    <meta:generator>LibreOffice/7.2.0.4$Windows_X86_64 LibreOffice_project/9a9c6381e3f7a62afc1329bd359cc48accb6435b</meta:generator>
    <meta:document-statistic meta:table-count="0" meta:image-count="0" meta:object-count="0" meta:page-count="6" meta:paragraph-count="196" meta:word-count="723" meta:character-count="6162" meta:non-whitespace-character-count="5392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